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db492" officeooo:paragraph-rsid="002db492"/>
    </style:style>
    <style:style style:name="P2" style:family="paragraph" style:parent-style-name="Standard">
      <style:text-properties officeooo:rsid="0032f8e9" officeooo:paragraph-rsid="0032f8e9"/>
    </style:style>
    <style:style style:name="P3" style:family="paragraph" style:parent-style-name="Standard">
      <style:text-properties officeooo:rsid="003a62a6" officeooo:paragraph-rsid="003a62a6"/>
    </style:style>
    <style:style style:name="P4" style:family="paragraph" style:parent-style-name="Standard">
      <style:text-properties officeooo:rsid="003a8ed1" officeooo:paragraph-rsid="00448e76"/>
    </style:style>
    <style:style style:name="P5" style:family="paragraph" style:parent-style-name="Standard">
      <style:text-properties officeooo:rsid="0049c6d1" officeooo:paragraph-rsid="0049c6d1"/>
    </style:style>
    <style:style style:name="P6" style:family="paragraph" style:parent-style-name="Standard">
      <style:text-properties style:font-name="Liberation Serif" officeooo:paragraph-rsid="0049219e" style:font-name-complex="Liberation Serif"/>
    </style:style>
    <style:style style:name="P7" style:family="paragraph" style:parent-style-name="Standard">
      <style:text-properties style:font-name="Liberation Serif" officeooo:rsid="00544c2a" officeooo:paragraph-rsid="00544c2a" style:font-name-complex="Liberation Serif"/>
    </style:style>
    <style:style style:name="P8" style:family="paragraph" style:parent-style-name="Standard">
      <style:text-properties style:font-name="Liberation Serif" fo:font-size="14pt" style:font-size-asian="14pt" style:font-name-complex="Liberation Serif" style:font-size-complex="14pt"/>
    </style:style>
    <style:style style:name="P9" style:family="paragraph" style:parent-style-name="Standard">
      <style:text-properties style:font-name="Liberation Serif" fo:font-size="14pt" officeooo:rsid="0049219e" officeooo:paragraph-rsid="0049219e" style:font-size-asian="14pt" style:font-name-complex="Liberation Serif" style:font-size-complex="14pt"/>
    </style:style>
    <style:style style:name="P10" style:family="paragraph" style:parent-style-name="Standard">
      <style:text-properties style:font-name="Liberation Serif" fo:font-size="14pt" officeooo:rsid="001bb9e7" officeooo:paragraph-rsid="001bb9e7" style:font-size-asian="14pt" style:font-name-complex="Liberation Serif" style:font-size-complex="14pt"/>
    </style:style>
    <style:style style:name="P11" style:family="paragraph" style:parent-style-name="Standard">
      <style:text-properties style:font-name="Liberation Serif" fo:font-size="14pt" officeooo:rsid="001ea23f" officeooo:paragraph-rsid="001ea23f" style:font-size-asian="14pt" style:font-name-complex="Liberation Serif" style:font-size-complex="14pt"/>
    </style:style>
    <style:style style:name="P12" style:family="paragraph" style:parent-style-name="Standard">
      <style:text-properties style:font-name="Liberation Serif" fo:font-size="14pt" officeooo:paragraph-rsid="001ea23f" style:font-size-asian="14pt" style:font-name-complex="Liberation Serif" style:font-size-complex="14pt"/>
    </style:style>
    <style:style style:name="P13" style:family="paragraph" style:parent-style-name="Standard">
      <style:text-properties style:font-name="Liberation Serif" fo:font-size="14pt" officeooo:paragraph-rsid="0050bffa" style:font-size-asian="14pt" style:font-name-complex="Liberation Serif" style:font-size-complex="14pt"/>
    </style:style>
    <style:style style:name="P14" style:family="paragraph" style:parent-style-name="Standard">
      <style:text-properties style:font-name="Liberation Serif" fo:font-size="14pt" officeooo:rsid="0052b65e" officeooo:paragraph-rsid="0052b65e" style:font-size-asian="14pt" style:font-name-complex="Liberation Serif" style:font-size-complex="14pt"/>
    </style:style>
    <style:style style:name="P15" style:family="paragraph" style:parent-style-name="Standard">
      <style:text-properties style:font-name="Liberation Serif" fo:font-size="14pt" officeooo:paragraph-rsid="0052b65e" style:font-size-asian="14pt" style:font-name-complex="Liberation Serif" style:font-size-complex="14pt"/>
    </style:style>
    <style:style style:name="P16" style:family="paragraph" style:parent-style-name="Standard">
      <style:text-properties style:font-name="Liberation Serif" fo:font-size="14pt" officeooo:rsid="0050bffa" officeooo:paragraph-rsid="0050bffa" style:font-size-asian="14pt" style:font-name-complex="Liberation Serif" style:font-size-complex="14pt"/>
    </style:style>
    <style:style style:name="P17" style:family="paragraph" style:parent-style-name="Standard">
      <style:text-properties style:font-name="Liberation Serif" fo:font-size="14pt" officeooo:rsid="002ab08c" officeooo:paragraph-rsid="002ab08c" style:font-size-asian="14pt" style:font-name-complex="Liberation Serif" style:font-size-complex="14pt"/>
    </style:style>
    <style:style style:name="P18" style:family="paragraph" style:parent-style-name="Standard">
      <style:text-properties style:font-name="Liberation Serif" fo:font-size="14pt" officeooo:rsid="002ab08c" officeooo:paragraph-rsid="004accd7" style:font-size-asian="14pt" style:font-name-complex="Liberation Serif" style:font-size-complex="14pt"/>
    </style:style>
    <style:style style:name="P19" style:family="paragraph" style:parent-style-name="Standard">
      <style:text-properties style:font-name="Liberation Serif" fo:font-size="14pt" officeooo:paragraph-rsid="004accd7" style:font-size-asian="14pt" style:font-name-complex="Liberation Serif" style:font-size-complex="14pt"/>
    </style:style>
    <style:style style:name="P20" style:family="paragraph" style:parent-style-name="Standard">
      <style:text-properties style:font-name="Liberation Serif" fo:font-size="14pt" officeooo:rsid="004b35c0" officeooo:paragraph-rsid="004b35c0" style:font-size-asian="14pt" style:font-name-complex="Liberation Serif" style:font-size-complex="14pt"/>
    </style:style>
    <style:style style:name="P21" style:family="paragraph" style:parent-style-name="Standard">
      <style:text-properties style:font-name="Liberation Serif" fo:font-size="14pt" officeooo:rsid="002c846c" officeooo:paragraph-rsid="002c846c" style:font-size-asian="14pt" style:font-name-complex="Liberation Serif" style:font-size-complex="14pt"/>
    </style:style>
    <style:style style:name="P22" style:family="paragraph" style:parent-style-name="Standard">
      <style:text-properties style:font-name="Liberation Serif" fo:font-size="14pt" officeooo:rsid="002db492" officeooo:paragraph-rsid="002db492" style:font-size-asian="14pt" style:font-name-complex="Liberation Serif" style:font-size-complex="14pt"/>
    </style:style>
    <style:style style:name="P23" style:family="paragraph" style:parent-style-name="Standard">
      <style:text-properties style:font-name="Liberation Serif" fo:font-size="14pt" officeooo:rsid="002dff0c" officeooo:paragraph-rsid="002dff0c" style:font-size-asian="14pt" style:font-name-complex="Liberation Serif" style:font-size-complex="14pt"/>
    </style:style>
    <style:style style:name="P24" style:family="paragraph" style:parent-style-name="Standard">
      <style:text-properties style:font-name="Liberation Serif" fo:font-size="14pt" officeooo:rsid="002e5256" officeooo:paragraph-rsid="002e5256" style:font-size-asian="14pt" style:font-name-complex="Liberation Serif" style:font-size-complex="14pt"/>
    </style:style>
    <style:style style:name="P25" style:family="paragraph" style:parent-style-name="Standard">
      <style:text-properties style:font-name="Liberation Serif" fo:font-size="14pt" officeooo:rsid="002ff0b7" officeooo:paragraph-rsid="002ff0b7" style:font-size-asian="14pt" style:font-name-complex="Liberation Serif" style:font-size-complex="14pt"/>
    </style:style>
    <style:style style:name="P26" style:family="paragraph" style:parent-style-name="Standard">
      <style:text-properties style:font-name="Liberation Serif" fo:font-size="14pt" officeooo:rsid="002fa6c3" officeooo:paragraph-rsid="002fa6c3" style:font-size-asian="14pt" style:font-name-complex="Liberation Serif" style:font-size-complex="14pt"/>
    </style:style>
    <style:style style:name="P27" style:family="paragraph" style:parent-style-name="Standard">
      <style:text-properties style:font-name="Liberation Serif" fo:font-size="14pt" officeooo:rsid="0032f8e9" officeooo:paragraph-rsid="0032f8e9" style:font-size-asian="14pt" style:font-name-complex="Liberation Serif" style:font-size-complex="14pt"/>
    </style:style>
    <style:style style:name="P28" style:family="paragraph" style:parent-style-name="Standard">
      <style:text-properties style:font-name="Liberation Serif" fo:font-size="14pt" officeooo:rsid="0033e29b" officeooo:paragraph-rsid="0033e29b" style:font-size-asian="14pt" style:font-name-complex="Liberation Serif" style:font-size-complex="14pt"/>
    </style:style>
    <style:style style:name="P29" style:family="paragraph" style:parent-style-name="Standard">
      <style:text-properties style:font-name="Liberation Serif" fo:font-size="14pt" officeooo:paragraph-rsid="0033e29b" style:font-size-asian="14pt" style:font-name-complex="Liberation Serif" style:font-size-complex="14pt"/>
    </style:style>
    <style:style style:name="P30" style:family="paragraph" style:parent-style-name="Standard">
      <style:text-properties style:font-name="Liberation Serif" fo:font-size="14pt" officeooo:rsid="004f4443" officeooo:paragraph-rsid="004f4443" style:font-size-asian="14pt" style:font-name-complex="Liberation Serif" style:font-size-complex="14pt"/>
    </style:style>
    <style:style style:name="P31" style:family="paragraph" style:parent-style-name="Standard">
      <style:text-properties style:font-name="Liberation Serif" fo:font-size="14pt" officeooo:rsid="00342615" officeooo:paragraph-rsid="00342615" style:font-size-asian="14pt" style:font-name-complex="Liberation Serif" style:font-size-complex="14pt"/>
    </style:style>
    <style:style style:name="P32" style:family="paragraph" style:parent-style-name="Standard">
      <style:text-properties style:font-name="Liberation Serif" fo:font-size="14pt" officeooo:rsid="0034ec83" officeooo:paragraph-rsid="0034ec83" style:font-size-asian="14pt" style:font-name-complex="Liberation Serif" style:font-size-complex="14pt"/>
    </style:style>
    <style:style style:name="P33" style:family="paragraph" style:parent-style-name="Standard">
      <style:text-properties style:font-name="Liberation Serif" fo:font-size="14pt" officeooo:rsid="003441bb" officeooo:paragraph-rsid="003441bb" style:font-size-asian="14pt" style:font-name-complex="Liberation Serif" style:font-size-complex="14pt"/>
    </style:style>
    <style:style style:name="P34" style:family="paragraph" style:parent-style-name="Standard">
      <style:text-properties style:font-name="Liberation Serif" fo:font-size="14pt" officeooo:rsid="00385994" officeooo:paragraph-rsid="00385994" style:font-size-asian="14pt" style:font-name-complex="Liberation Serif" style:font-size-complex="14pt"/>
    </style:style>
    <style:style style:name="P35" style:family="paragraph" style:parent-style-name="Standard">
      <style:text-properties style:font-name="Liberation Serif" fo:font-size="14pt" officeooo:rsid="00354eb5" officeooo:paragraph-rsid="00354eb5" style:font-size-asian="14pt" style:font-name-complex="Liberation Serif" style:font-size-complex="14pt"/>
    </style:style>
    <style:style style:name="P36" style:family="paragraph" style:parent-style-name="Standard">
      <style:text-properties style:font-name="Liberation Serif" fo:font-size="14pt" officeooo:rsid="00354eb5" officeooo:paragraph-rsid="0036ad03" style:font-size-asian="14pt" style:font-name-complex="Liberation Serif" style:font-size-complex="14pt"/>
    </style:style>
    <style:style style:name="P37" style:family="paragraph" style:parent-style-name="Standard">
      <style:text-properties style:font-name="Liberation Serif" fo:font-size="14pt" officeooo:rsid="003a62a6" officeooo:paragraph-rsid="003a62a6" style:font-size-asian="14pt" style:font-name-complex="Liberation Serif" style:font-size-complex="14pt"/>
    </style:style>
    <style:style style:name="P38" style:family="paragraph" style:parent-style-name="Standard">
      <style:text-properties style:font-name="Liberation Serif" fo:font-size="14pt" officeooo:rsid="003a8ed1" officeooo:paragraph-rsid="003a8ed1" style:font-size-asian="14pt" style:font-name-complex="Liberation Serif" style:font-size-complex="14pt"/>
    </style:style>
    <style:style style:name="P39" style:family="paragraph" style:parent-style-name="Standard">
      <style:text-properties style:font-name="Liberation Serif" fo:font-size="14pt" officeooo:rsid="003a8ed1" officeooo:paragraph-rsid="0042239e" style:font-size-asian="14pt" style:font-name-complex="Liberation Serif" style:font-size-complex="14pt"/>
    </style:style>
    <style:style style:name="P40" style:family="paragraph" style:parent-style-name="Standard">
      <style:text-properties style:font-name="Liberation Serif" fo:font-size="14pt" officeooo:rsid="003a8ed1" officeooo:paragraph-rsid="0045378e" style:font-size-asian="14pt" style:font-name-complex="Liberation Serif" style:font-size-complex="14pt"/>
    </style:style>
    <style:style style:name="P41" style:family="paragraph" style:parent-style-name="Standard">
      <style:text-properties style:font-name="Liberation Serif" fo:font-size="14pt" officeooo:rsid="003de6df" officeooo:paragraph-rsid="003de6df" style:font-size-asian="14pt" style:font-name-complex="Liberation Serif" style:font-size-complex="14pt"/>
    </style:style>
    <style:style style:name="P42" style:family="paragraph" style:parent-style-name="Standard">
      <style:text-properties style:font-name="Liberation Serif" fo:font-size="14pt" officeooo:rsid="003de6df" officeooo:paragraph-rsid="003f64b2" style:font-size-asian="14pt" style:font-name-complex="Liberation Serif" style:font-size-complex="14pt"/>
    </style:style>
    <style:style style:name="P43" style:family="paragraph" style:parent-style-name="Standard">
      <style:text-properties style:font-name="Liberation Serif" fo:font-size="14pt" officeooo:rsid="003ebba6" officeooo:paragraph-rsid="00407a13" style:font-size-asian="14pt" style:font-name-complex="Liberation Serif" style:font-size-complex="14pt"/>
    </style:style>
    <style:style style:name="P44" style:family="paragraph" style:parent-style-name="Standard">
      <style:text-properties style:font-name="Liberation Serif" fo:font-size="14pt" officeooo:rsid="003ebba6" officeooo:paragraph-rsid="003ebba6" style:font-size-asian="14pt" style:font-name-complex="Liberation Serif" style:font-size-complex="14pt"/>
    </style:style>
    <style:style style:name="P45" style:family="paragraph" style:parent-style-name="Standard">
      <style:text-properties style:font-name="Liberation Serif" fo:font-size="14pt" officeooo:rsid="003f64b2" officeooo:paragraph-rsid="003f64b2" style:font-size-asian="14pt" style:font-name-complex="Liberation Serif" style:font-size-complex="14pt"/>
    </style:style>
    <style:style style:name="P46" style:family="paragraph" style:parent-style-name="Standard">
      <style:text-properties style:font-name="Liberation Serif" fo:font-size="14pt" officeooo:rsid="0031ae8e" officeooo:paragraph-rsid="002ff0b7" style:font-size-asian="14pt" style:font-name-complex="Liberation Serif" style:font-size-complex="14pt"/>
    </style:style>
    <style:style style:name="P47" style:family="paragraph" style:parent-style-name="Standard">
      <style:text-properties style:font-name="Liberation Serif" fo:font-size="14pt" fo:font-style="normal" officeooo:rsid="001bb9e7" officeooo:paragraph-rsid="001bb9e7" style:font-size-asian="14pt" style:font-style-asian="normal" style:font-name-complex="Liberation Serif" style:font-size-complex="14pt" style:font-style-complex="normal"/>
    </style:style>
    <style:style style:name="P48" style:family="paragraph" style:parent-style-name="Standard">
      <style:text-properties fo:color="#800000" style:font-name="Liberation Serif" fo:font-size="14pt" officeooo:rsid="0049219e" officeooo:paragraph-rsid="0049219e" style:font-size-asian="14pt" style:font-name-complex="Liberation Serif" style:font-size-complex="14pt"/>
    </style:style>
    <style:style style:name="P49" style:family="paragraph" style:parent-style-name="Standard">
      <style:text-properties fo:color="#800000" style:font-name="Liberation Serif" fo:font-size="14pt" officeooo:rsid="0049c6d1" officeooo:paragraph-rsid="0049c6d1" style:font-size-asian="14pt" style:font-name-complex="Liberation Serif" style:font-size-complex="14pt"/>
    </style:style>
    <style:style style:name="P50" style:family="paragraph" style:parent-style-name="Standard">
      <style:text-properties fo:font-variant="normal" fo:text-transform="none" fo:color="#111111" style:font-name="Liberation Serif" fo:font-size="14pt" fo:letter-spacing="normal" officeooo:rsid="0042239e" officeooo:paragraph-rsid="0042239e" style:font-size-asian="14pt" style:font-name-complex="Liberation Serif" style:font-size-complex="14pt" style:font-style-complex="normal" style:font-weight-complex="normal"/>
    </style:style>
    <style:style style:name="P51" style:family="paragraph" style:parent-style-name="Standard">
      <style:text-properties fo:font-variant="normal" fo:text-transform="none" fo:color="#111111" style:font-name="Liberation Serif" fo:font-size="14pt" fo:letter-spacing="normal" officeooo:rsid="0043e7ed" officeooo:paragraph-rsid="0043e7ed" style:font-size-asian="14pt" style:font-name-complex="Liberation Serif" style:font-size-complex="14pt" style:font-style-complex="normal" style:font-weight-complex="normal"/>
    </style:style>
    <style:style style:name="P52" style:family="paragraph" style:parent-style-name="Standard">
      <style:text-properties fo:font-variant="normal" fo:text-transform="none" fo:color="#111111" style:font-name="Liberation Serif" fo:font-size="14pt" fo:letter-spacing="normal" officeooo:rsid="00448e76" officeooo:paragraph-rsid="00448e76" style:font-size-asian="14pt" style:font-name-complex="Liberation Serif" style:font-size-complex="14pt" style:font-style-complex="normal" style:font-weight-complex="normal"/>
    </style:style>
    <style:style style:name="P53" style:family="paragraph" style:parent-style-name="Standard">
      <style:text-properties fo:font-variant="normal" fo:text-transform="none" fo:color="#111111" style:font-name="Liberation Serif" fo:font-size="14pt" fo:letter-spacing="normal" officeooo:rsid="0045378e" officeooo:paragraph-rsid="0045378e" style:font-size-asian="14pt" style:font-name-complex="Liberation Serif" style:font-size-complex="14pt" style:font-style-complex="normal" style:font-weight-complex="normal"/>
    </style:style>
    <style:style style:name="P54" style:family="paragraph" style:parent-style-name="Standard">
      <style:text-properties fo:font-variant="normal" fo:text-transform="none" fo:color="#111111" style:font-name="Liberation Serif" fo:font-size="14pt" fo:letter-spacing="normal" officeooo:rsid="0045378e" officeooo:paragraph-rsid="0047cd93" style:font-size-asian="14pt" style:font-name-complex="Liberation Serif" style:font-size-complex="14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242729" style:font-name="Liberation Serif" fo:font-size="14pt" fo:letter-spacing="normal" fo:font-style="normal" fo:font-weight="normal" style:font-size-asian="14pt" style:font-name-complex="Liberation Serif" style:font-size-complex="14pt" loext:padding="0cm" loext:border="none"/>
    </style:style>
    <style:style style:name="P56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Liberation Serif" officeooo:rsid="00544c2a" officeooo:paragraph-rsid="0049c6d1" style:font-name-complex="Liberation Serif"/>
    </style:style>
    <style:style style:name="P57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iberation Serif" fo:font-size="14pt" officeooo:rsid="0050bffa" style:font-size-asian="14pt" style:font-name-complex="Liberation Serif" style:font-size-complex="14pt"/>
    </style:style>
    <style:style style:name="P58" style:family="paragraph" style:parent-style-name="Standard">
      <style:text-properties fo:color="#ff3333" style:font-name="Liberation Serif" fo:font-size="14pt" officeooo:rsid="003441bb" officeooo:paragraph-rsid="003441bb" style:font-size-asian="14pt" style:font-name-complex="Liberation Serif" style:font-size-complex="14pt"/>
    </style:style>
    <style:style style:name="P59" style:family="paragraph" style:parent-style-name="Standard">
      <style:text-properties fo:color="#ff3333" style:font-name="Liberation Serif" fo:font-size="14pt" officeooo:rsid="00354eb5" officeooo:paragraph-rsid="0036ad03" style:font-size-asian="14pt" style:font-name-complex="Liberation Serif" style:font-size-complex="14pt"/>
    </style:style>
    <style:style style:name="P60" style:family="paragraph" style:parent-style-name="Standard">
      <style:text-properties style:font-name="Liberation Serif" fo:font-size="14pt" officeooo:paragraph-rsid="0047cd93" style:font-size-asian="14pt" style:font-name-complex="Liberation Serif" style:font-size-complex="14pt"/>
    </style:style>
    <style:style style:name="P61" style:family="paragraph" style:parent-style-name="Standard">
      <style:text-properties style:font-name="Liberation Serif" officeooo:paragraph-rsid="00621f0c" style:font-name-complex="Liberation Serif"/>
    </style:style>
    <style:style style:name="P62" style:family="paragraph" style:parent-style-name="Standard">
      <style:text-properties style:font-name="Liberation Serif" officeooo:rsid="00621f0c" officeooo:paragraph-rsid="00621f0c" style:font-name-complex="Liberation Serif"/>
    </style:style>
    <style:style style:name="P63" style:family="paragraph" style:parent-style-name="Standard">
      <style:text-properties style:font-name="Liberation Serif" officeooo:rsid="00628dfc" officeooo:paragraph-rsid="00628dfc" style:font-name-complex="Liberation Serif"/>
    </style:style>
    <style:style style:name="P64" style:family="paragraph" style:parent-style-name="Standard">
      <style:text-properties style:font-name="Liberation Serif" officeooo:rsid="00640909" officeooo:paragraph-rsid="00640909" style:font-name-complex="Liberation Serif"/>
    </style:style>
    <style:style style:name="P65" style:family="paragraph" style:parent-style-name="Standard">
      <style:text-properties style:font-name="Liberation Serif" officeooo:rsid="00640909" officeooo:paragraph-rsid="00657ba4" style:font-name-complex="Liberation Serif"/>
    </style:style>
    <style:style style:name="P66" style:family="paragraph" style:parent-style-name="Standard">
      <style:text-properties officeooo:paragraph-rsid="00621f0c"/>
    </style:style>
    <style:style style:name="P67" style:family="paragraph" style:parent-style-name="Text_20_body" style:list-style-name="L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68" style:family="paragraph" style:parent-style-name="Text_20_body" style:list-style-name="L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Liberation Serif" fo:font-size="14pt" fo:letter-spacing="normal" fo:font-style="normal" fo:font-weight="normal" style:font-size-asian="14pt" style:font-name-complex="Liberation Serif" style:font-size-complex="14pt" loext:padding="0cm" loext:border="none"/>
    </style:style>
    <style:style style:name="P69" style:family="paragraph" style:parent-style-name="Text_20_body" style:list-style-name="L1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style:border-line-width-bottom="0.03cm 0.03cm 0.03cm" fo:padding="0.074cm" fo:border-left="none" fo:border-right="none" fo:border-top="none" fo:border-bottom="2.55pt double #000000" style:join-border="false"/>
    </style:style>
    <style:style style:name="P70" style:family="paragraph" style:parent-style-name="Preformatted_20_Text" style:list-style-name="L1">
      <loext:graphic-properties draw:fill="solid" draw:fill-color="#eff0f1" draw:opacity="100%"/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background-color="#eff0f1" fo:padding="0cm" fo:border="none"/>
    </style:style>
    <style:style style:name="P71" style:family="paragraph" style:parent-style-name="Preformatted_20_Text" style:list-style-name="L1">
      <loext:graphic-properties draw:fill="solid" draw:fill-color="#eff0f1" draw:opacity="100%"/>
      <style:paragraph-properties fo:margin-top="0cm" fo:margin-bottom="0cm" loext:contextual-spacing="false" fo:line-height="130%" fo:text-align="start" style:justify-single-word="false" fo:orphans="2" fo:widows="2" fo:background-color="#eff0f1" fo:padding="0cm" fo:border="none"/>
      <style:text-properties style:font-name="Liberation Serif" fo:font-size="14pt" style:font-size-asian="14pt" style:font-name-complex="Liberation Serif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77cc" style:text-line-through-style="none" style:text-line-through-type="none" style:text-underline-style="none" style:text-blinking="false"/>
    </style:style>
    <style:style style:name="T4" style:family="text">
      <style:text-properties fo:color="#6a737c"/>
    </style:style>
    <style:style style:name="T5" style:family="text">
      <style:text-properties fo:font-variant="normal" fo:text-transform="none" fo:color="#242729" style:font-name="Liberation Serif" fo:font-size="14pt" fo:letter-spacing="normal" fo:font-style="normal" fo:font-weight="normal" fo:background-color="#eff0f1" loext:char-shading-value="0" style:font-size-asian="14pt" style:font-name-complex="Liberation Serif" style:font-size-complex="14pt" loext:padding="0cm" loext:border="none"/>
    </style:style>
    <style:style style:name="T6" style:family="text">
      <style:text-properties fo:font-variant="normal" fo:text-transform="none" fo:color="#242729" style:font-name="Liberation Serif" fo:font-size="14pt" fo:letter-spacing="normal" fo:font-style="normal" fo:font-weight="normal" style:font-size-asian="14pt" style:font-name-complex="Liberation Serif" style:font-size-complex="14pt" loext:padding="0cm" loext:border="none"/>
    </style:style>
    <style:style style:name="T7" style:family="text">
      <style:text-properties fo:font-variant="normal" fo:text-transform="none" fo:color="#303336" style:font-name="Liberation Serif" fo:font-size="14pt" fo:letter-spacing="normal" fo:font-style="normal" fo:font-weight="normal" fo:background-color="#eff0f1" loext:char-shading-value="0" style:font-size-asian="14pt" style:font-name-complex="Liberation Serif" style:font-size-complex="14pt" loext:padding="0cm" loext:border="none"/>
    </style:style>
    <style:style style:name="T8" style:family="text">
      <style:text-properties fo:font-variant="normal" fo:text-transform="none" fo:color="#7d2727" style:font-name="Liberation Serif" fo:font-size="14pt" fo:letter-spacing="normal" fo:font-style="normal" fo:font-weight="normal" fo:background-color="#eff0f1" loext:char-shading-value="0" style:font-size-asian="14pt" style:font-name-complex="Liberation Serif" style:font-size-complex="14pt" loext:padding="0cm" loext:border="none"/>
    </style:style>
    <style:style style:name="T9" style:family="text">
      <style:text-properties fo:font-variant="normal" fo:text-transform="none" fo:color="#111111" fo:letter-spacing="normal" style:font-style-complex="normal" style:font-weight-complex="normal"/>
    </style:style>
    <style:style style:name="T10" style:family="text">
      <style:text-properties fo:font-variant="normal" fo:text-transform="none" fo:color="#111111" fo:letter-spacing="normal" officeooo:rsid="0045378e" style:font-style-complex="normal" style:font-weight-complex="normal"/>
    </style:style>
    <style:style style:name="T11" style:family="text">
      <style:text-properties fo:font-variant="normal" fo:text-transform="none" fo:color="#111111" fo:letter-spacing="normal" officeooo:rsid="0047cd93" style:font-style-complex="normal" style:font-weight-complex="normal"/>
    </style:style>
    <style:style style:name="T12" style:family="text">
      <style:text-properties fo:font-variant="normal" fo:text-transform="none" fo:color="#111111" fo:letter-spacing="normal" officeooo:rsid="0042239e" style:font-style-complex="normal" style:font-weight-complex="normal"/>
    </style:style>
    <style:style style:name="T13" style:family="text">
      <style:text-properties fo:font-variant="normal" fo:text-transform="none" fo:color="#111111" fo:letter-spacing="normal" officeooo:rsid="0046a7bb" style:font-style-complex="normal" style:font-weight-complex="normal"/>
    </style:style>
    <style:style style:name="T14" style:family="text">
      <style:text-properties fo:font-variant="normal" fo:text-transform="none" fo:color="#111111" style:font-name="Liberation Serif" fo:font-size="14pt" fo:letter-spacing="normal" officeooo:rsid="00448e76" style:font-size-asian="14pt" style:font-name-complex="Liberation Serif" style:font-size-complex="14pt" style:font-style-complex="normal" style:font-weight-complex="normal"/>
    </style:style>
    <style:style style:name="T15" style:family="text">
      <style:text-properties fo:font-variant="normal" fo:text-transform="none" fo:color="#111111" style:font-name="Liberation Serif" fo:font-size="14pt" fo:letter-spacing="normal" officeooo:rsid="00621f0c" style:font-size-asian="14pt" style:font-name-complex="Liberation Serif" style:font-size-complex="14pt" style:font-style-complex="normal" style:font-weight-complex="normal"/>
    </style:style>
    <style:style style:name="T16" style:family="text">
      <style:text-properties fo:font-variant="normal" fo:text-transform="none" fo:color="#111111" fo:font-size="14pt" fo:letter-spacing="normal" style:font-size-asian="14pt" style:font-size-complex="14pt" style:font-style-complex="normal" style:font-weight-complex="normal"/>
    </style:style>
    <style:style style:name="T17" style:family="text">
      <style:text-properties fo:font-variant="normal" fo:text-transform="none" fo:color="#111111" fo:font-size="14pt" fo:letter-spacing="normal" officeooo:rsid="0047cd93" style:font-size-asian="14pt" style:font-size-complex="14pt" style:font-style-complex="normal" style:font-weight-complex="normal"/>
    </style:style>
    <style:style style:name="T18" style:family="text">
      <style:text-properties fo:font-variant="normal" fo:text-transform="none" fo:color="#111111" fo:font-size="14pt" fo:letter-spacing="normal" officeooo:rsid="00621f0c" style:font-size-asian="14pt" style:font-size-complex="14pt" style:font-style-complex="normal" style:font-weight-complex="normal"/>
    </style:style>
    <style:style style:name="T19" style:family="text">
      <style:text-properties fo:font-variant="normal" fo:text-transform="none" fo:color="#111111" fo:font-size="14pt" fo:letter-spacing="normal" officeooo:rsid="003a62a6" style:font-size-asian="14pt" style:font-size-complex="14pt" style:font-style-complex="normal" style:font-weight-complex="normal"/>
    </style:style>
    <style:style style:name="T20" style:family="text">
      <style:text-properties fo:font-variant="normal" fo:text-transform="none" fo:color="#111111" fo:font-size="14pt" fo:letter-spacing="normal" officeooo:rsid="00657ba4" style:font-size-asian="14pt" style:font-size-complex="14pt" style:font-style-complex="normal" style:font-weight-complex="normal"/>
    </style:style>
    <style:style style:name="T21" style:family="text">
      <style:text-properties fo:font-variant="normal" fo:text-transform="none" fo:color="#111111" fo:font-size="14pt" fo:letter-spacing="normal" officeooo:rsid="006634b1" style:font-size-asian="14pt" style:font-size-complex="14pt" style:font-style-complex="normal" style:font-weight-complex="normal"/>
    </style:style>
    <style:style style:name="T22" style:family="text">
      <style:text-properties fo:font-variant="normal" fo:text-transform="none" fo:color="#660099" style:font-name="arial" fo:font-size="13.5pt" fo:letter-spacing="normal" fo:font-style="normal" style:text-underline-style="solid" style:text-underline-width="auto" style:text-underline-color="font-color" fo:font-weight="normal" style:font-size-asian="14pt" style:font-size-complex="14pt" style:font-style-complex="normal" style:font-weight-complex="normal"/>
    </style:style>
    <style:style style:name="T23" style:family="text">
      <style:text-properties officeooo:rsid="002e5256"/>
    </style:style>
    <style:style style:name="T24" style:family="text">
      <style:text-properties officeooo:rsid="002fa1b7"/>
    </style:style>
    <style:style style:name="T25" style:family="text">
      <style:text-properties officeooo:rsid="0033e29b"/>
    </style:style>
    <style:style style:name="T26" style:family="text">
      <style:text-properties officeooo:rsid="00342615"/>
    </style:style>
    <style:style style:name="T27" style:family="text">
      <style:text-properties officeooo:rsid="0036ad03"/>
    </style:style>
    <style:style style:name="T28" style:family="text">
      <style:text-properties officeooo:rsid="00407a13"/>
    </style:style>
    <style:style style:name="T29" style:family="text">
      <style:text-properties officeooo:rsid="004b35c0"/>
    </style:style>
    <style:style style:name="T30" style:family="text">
      <style:text-properties officeooo:rsid="004f4443"/>
    </style:style>
    <style:style style:name="T31" style:family="text">
      <style:text-properties style:font-name="Liberation Serif" style:font-name-complex="Liberation Serif"/>
    </style:style>
    <style:style style:name="T32" style:family="text">
      <style:text-properties style:font-name="Liberation Serif" fo:font-size="14pt" style:font-size-asian="14pt" style:font-name-complex="Liberation Serif" style:font-size-complex="14pt"/>
    </style:style>
    <style:style style:name="T33" style:family="text">
      <style:text-properties officeooo:rsid="00544c2a"/>
    </style:style>
    <text:list-style style:name="L1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8">Tomcat installation in Amazon EC2 Instance-Redhat linux.</text:p>
      <text:p text:style-name="P48"/>
      <text:p text:style-name="P49">Ref <text:span text:style-name="T33">youtube link:</text:span></text:p>
      <text:p text:style-name="P5"><text:a xlink:type="simple" xlink:href="https://www.youtube.com/watch?v=m21nFreFw8A" text:style-name="Internet_20_link" text:visited-style-name="Visited_20_Internet_20_Link"><text:span text:style-name="T31">https://www.youtube.com/watch?v=m21nFreFw8A</text:span></text:a></text:p>
      <text:p text:style-name="P56"/>
      <text:p text:style-name="P7"/>
      <text:p text:style-name="P7"/>
      <text:p text:style-name="P9">Connect to EC2-Instance</text:p>
      <text:p text:style-name="P9"/>
      <text:p text:style-name="P8">yum update</text:p>
      <text:p text:style-name="P8"/>
      <text:p text:style-name="P8">yum install java-1.8*</text:p>
      <text:p text:style-name="P8"/>
      <text:p text:style-name="P8">java -version</text:p>
      <text:p text:style-name="P8"/>
      <text:p text:style-name="P8">echo $PATH</text:p>
      <text:p text:style-name="P8"/>
      <text:p text:style-name="P8">echo $JAVA</text:p>
      <text:p text:style-name="P8"/>
      <text:p text:style-name="P8">which java</text:p>
      <text:p text:style-name="P8"><text:s/></text:p>
      <text:p text:style-name="P8">whereis java</text:p>
      <text:p text:style-name="P8">java: /usr/bin/java /usr/lib/java /etc/java /usr/share/java /usr/share/man/man1/java.1.gz</text:p>
      <text:p text:style-name="P8"/>
      <text:p text:style-name="P10">cd <text:s/>/<text:span text:style-name="T1">usr</text:span><text:span text:style-name="T2">/bin/</text:span></text:p>
      <text:p text:style-name="P47"/>
      <text:p text:style-name="P47">lrwxrwxrwx. 1 root root <text:s text:c="7"/>22 Nov 16 06:59 java -&gt; /etc/alternatives/java</text:p>
      <text:p text:style-name="P47"/>
      <text:p text:style-name="P11"><text:span text:style-name="T2">cd </text:span><text:span text:style-name="T1">etc</text:span><text:span text:style-name="T2">/alternatives/</text:span></text:p>
      <text:p text:style-name="P12"><text:tab/></text:p>
      <text:p text:style-name="P8">lrwxrwxrwx. 1 root root 73 Nov 16 06:59 java -&gt; /usr/lib/jvm/java-1.8.0-openjdk-1.8.0.191.b12-1.el7_6.x86_64/jre/bin/java</text:p>
      <text:p text:style-name="P8"/>
      <text:p text:style-name="P13">vi /etc/profile</text:p>
      <text:p text:style-name="P13"/>
      <text:p text:style-name="P14">export JAVA_HOME=/usr/lib/jvm/java-1.8.0-openjdk-1.8.0.191.b12-1.el7_6.x86_64</text:p>
      <text:p text:style-name="P14"/>
      <text:p text:style-name="P14">export PATH=$JAVA_HOME/bin:$PATH</text:p>
      <text:p text:style-name="P14"/>
      <text:p text:style-name="P14">:wq!</text:p>
      <text:p text:style-name="P14"/>
      <text:p text:style-name="P13">cat /etc/profile</text:p>
      <text:p text:style-name="P15"><text:s/></text:p>
      <text:p text:style-name="P15"><text:soft-page-break/>source /etc/profile</text:p>
      <text:p text:style-name="P13"><text:s text:c="3"/></text:p>
      <text:p text:style-name="P13"><text:s/></text:p>
      <text:p text:style-name="P57"/>
      <text:p text:style-name="P16"/>
      <text:p text:style-name="P16">Ref link for java environmental variable setup permanently for all users.</text:p>
      <text:p text:style-name="P16"/>
      <text:p text:style-name="Standard"><text:a xlink:type="simple" xlink:href="https://stackoverflow.com/questions/24641536/how-to-set-java-home-in-linux-for-all-users" text:style-name="Internet_20_link" text:visited-style-name="Visited_20_Internet_20_Link"><text:span text:style-name="T32">https://stackoverflow.com/questions/24641536/how-to-set-java-home-in-linux-for-all-users</text:span></text:a></text:p>
      <text:p text:style-name="P8"/>
      <text:p text:style-name="P8"/>
      <text:p text:style-name="P55"><text:span text:style-name="T3">up <text:s/>vote</text:span><text:span text:style-name="T4">accepted</text:span></text:p>
      <text:list xml:id="list5251210335174230081" text:style-name="L1">
        <text:list-item>
          <text:p text:style-name="P67"><text:span text:style-name="Source_20_Text"><text:span text:style-name="T5">find /usr/lib/jvm/java-1.x.x-openjdk</text:span></text:span></text:p>
        </text:list-item>
        <text:list-item>
          <text:p text:style-name="P67"><text:span text:style-name="Source_20_Text"><text:span text:style-name="T5">vim /etc/profile</text:span></text:span></text:p>
          <text:p text:style-name="P67"><text:span text:style-name="T6">Prepend sudo if logged in as not-privileged user, ie. </text:span><text:span text:style-name="Source_20_Text"><text:span text:style-name="T5">sudo vim</text:span></text:span></text:p>
        </text:list-item>
        <text:list-item>
          <text:p text:style-name="P68">Press 'i' to get in insert mode</text:p>
        </text:list-item>
        <text:list-item>
          <text:p text:style-name="P68">add:</text:p>
          <text:p text:style-name="P70"><text:span text:style-name="Source_20_Text"><text:span text:style-name="T7">export JAVA_HOME=</text:span></text:span><text:span text:style-name="Source_20_Text"><text:span text:style-name="T8">"path that you found"</text:span></text:span></text:p>
          <text:p text:style-name="P71"/>
          <text:p text:style-name="P70"><text:span text:style-name="Source_20_Text"><text:span text:style-name="T7">export PATH=$JAVA_HOME/bin:$PATH</text:span></text:span></text:p>
        </text:list-item>
        <text:list-item>
          <text:p text:style-name="P69"><text:span text:style-name="T6">logout and login again, reboot, or use </text:span><text:span text:style-name="Source_20_Text"><text:span text:style-name="T5">source /etc/profile</text:span></text:span><text:span text:style-name="T6"> to apply changes immediately in your current shell</text:span></text:p>
        </text:list-item>
      </text:list>
      <text:p text:style-name="P16"/>
      <text:p text:style-name="P8">echo $PATH</text:p>
      <text:p text:style-name="P8">/usr/lib/jvm/java-1.8.0-openjdk-1.8.0.191.b12-1.el7_6.x86_64/bin:/usr/lib/jvm/java-1.8.0-openjdk-1.8.0.191.b12-1.el7_6.x86_64/bin:/usr/local/sbin:/usr/local/bin:/sbin:/bin:/usr/sbin:/usr/bin:/root/bin</text:p>
      <text:p text:style-name="P8"/>
      <text:p text:style-name="P8">echo $JAVA_HOME</text:p>
      <text:p text:style-name="P8">/usr/lib/jvm/java-1.8.0-openjdk-1.8.0.191.b12-1.el7_6.x86_64</text:p>
      <text:p text:style-name="P8"/>
      <text:p text:style-name="P8">which java</text:p>
      <text:p text:style-name="P8">/usr/lib/jvm/java-1.8.0-openjdk-1.8.0.191.b12-1.el7_6.x86_64/bin/java</text:p>
      <text:p text:style-name="P8"/>
      <text:p text:style-name="P8"/>
      <text:p text:style-name="P17">echo $PATH</text:p>
      <text:p text:style-name="P17">/usr/lib/jvm/java-1.8.0-openjdk-1.8.0.191.b12-1.el7_6.x86_64/bin:/usr/local/sbin:/usr/local/bin:/sbin:/bin:/usr/sbin:/usr/bin:/root/bin</text:p>
      <text:p text:style-name="P17"/>
      <text:p text:style-name="P19">cd /opt/</text:p>
      <text:p text:style-name="P19"><text:soft-page-break/>wget http://mirrors.wuchna.com/apachemirror/tomcat/tomcat-8/v8.5.35/bin/apache-tomcat-8.5.35.tar.gz</text:p>
      <text:p text:style-name="P19"/>
      <text:p text:style-name="P19">yum install wget </text:p>
      <text:p text:style-name="P19"/>
      <text:p text:style-name="P19">wget http://mirrors.wuchna.com/apachemirror/tomcat/tomcat-8/v8.5.35/bin/apache-tomcat-8.5.35.tar.gz</text:p>
      <text:p text:style-name="P19"/>
      <text:p text:style-name="P19">tar -xvzf apache-tomcat-8.5.35.tar.gz </text:p>
      <text:p text:style-name="P19"/>
      <text:p text:style-name="P19">cd apache-tomcat-8.5.35</text:p>
      <text:p text:style-name="P19"/>
      <text:p text:style-name="P19">cd bin/</text:p>
      <text:p text:style-name="P19"><text:s/></text:p>
      <text:p text:style-name="P19">chmod +x startup.sh shutdown.sh</text:p>
      <text:p text:style-name="P19"><text:s/></text:p>
      <text:p text:style-name="P18">ps -ef | grep tomcat</text:p>
      <text:p text:style-name="P18"/>
      <text:p text:style-name="P20">creating a symlink for tomat start and stop.</text:p>
      <text:p text:style-name="P17"/>
      <text:p text:style-name="P17">[root@ip-172-31-28-172 bin]# ln -s /opt/apache-tomcat-8.5.35/bin/startup.sh /usr/local/bin/tomcatup</text:p>
      <text:p text:style-name="P17"/>
      <text:p text:style-name="P17">[root@ip-172-31-28-172 bin]# ln -s /opt/apache-tomcat-8.5.35/bin/shutdown.sh /usr/local/bin/tomcatdown</text:p>
      <text:p text:style-name="P17"/>
      <text:p text:style-name="P21">tomcatup</text:p>
      <text:p text:style-name="P21">Using CATALINA_BASE: <text:s text:c="2"/>/opt/apache-tomcat-8.5.35</text:p>
      <text:p text:style-name="P21">Using CATALINA_HOME: <text:s text:c="2"/>/opt/apache-tomcat-8.5.35</text:p>
      <text:p text:style-name="P21">Using CATALINA_TMPDIR: /opt/apache-tomcat-8.5.35/temp</text:p>
      <text:p text:style-name="P21">Using JRE_HOME: <text:s text:c="7"/>/usr/lib/jvm/java-1.8.0-openjdk-1.8.0.191.b12-1.el7_6.x86_64</text:p>
      <text:p text:style-name="P21">Using CLASSPATH: <text:s text:c="6"/>/opt/apache-tomcat-8.5.35/bin/bootstrap.jar:/opt/apache-tomcat-8.5.35/bin/tomcat-juli.jar</text:p>
      <text:p text:style-name="P21">Tomcat started.</text:p>
      <text:p text:style-name="P21"/>
      <text:p text:style-name="P1"><text:a xlink:type="simple" xlink:href="http://18.202.23.141:8080/" text:style-name="Internet_20_link" text:visited-style-name="Visited_20_Internet_20_Link"><text:span text:style-name="T32">http://18.202.23.141:8080/</text:span></text:a></text:p>
      <text:p text:style-name="P22"/>
      <text:p text:style-name="P23"/>
      <text:p text:style-name="P23"><text:span text:style-name="T29">C</text:span>hange the port number to <text:span text:style-name="T23">8080 to </text:span>8090</text:p>
      <text:p text:style-name="P23"/>
      <text:p text:style-name="P20">Goto Server.xml</text:p>
      <text:p text:style-name="P23"/>
      <text:p text:style-name="P24"><text:span text:style-name="T24">vi </text:span>/opt/apache-tomcat-8.5.35/conf/server.xml</text:p>
      <text:p text:style-name="P24"/>
      <text:p text:style-name="P24"><text:soft-page-break/>--&gt;</text:p>
      <text:p text:style-name="P24"><text:s text:c="4"/>&lt;Connector port="8080" protocol="HTTP/1.1"</text:p>
      <text:p text:style-name="P24"><text:s text:c="15"/>connectionTimeout="20000"</text:p>
      <text:p text:style-name="P24"><text:s text:c="15"/>redirectPort="8443" /&gt;</text:p>
      <text:p text:style-name="P24"><text:s text:c="4"/>&lt;!-- A "Connector" using the shared thread pool--&gt;</text:p>
      <text:p text:style-name="P24"/>
      <text:p text:style-name="P24"/>
      <text:p text:style-name="P24">--&gt;</text:p>
      <text:p text:style-name="P24"><text:s text:c="4"/>&lt;Connector port="8090" protocol="HTTP/1.1"</text:p>
      <text:p text:style-name="P24"><text:s text:c="15"/>connectionTimeout="20000"</text:p>
      <text:p text:style-name="P24"><text:s text:c="15"/>redirectPort="8443" /&gt;</text:p>
      <text:p text:style-name="P24"><text:s text:c="4"/>&lt;!-- A "Connector" using the shared thread pool--&gt;</text:p>
      <text:p text:style-name="P24">:<text:span text:style-name="T24">wq!</text:span></text:p>
      <text:p text:style-name="P24"/>
      <text:p text:style-name="P25">Next tomcat restart:-</text:p>
      <text:p text:style-name="P24"/>
      <text:p text:style-name="P26">[root@ip-172-31-28-172 conf]# tomcatdown</text:p>
      <text:p text:style-name="P26">Using CATALINA_BASE: <text:s text:c="2"/>/opt/apache-tomcat-8.5.35</text:p>
      <text:p text:style-name="P26">Using CATALINA_HOME: <text:s text:c="2"/>/opt/apache-tomcat-8.5.35</text:p>
      <text:p text:style-name="P26">Using CATALINA_TMPDIR: /opt/apache-tomcat-8.5.35/temp</text:p>
      <text:p text:style-name="P26">Using JRE_HOME: <text:s text:c="7"/>/usr/lib/jvm/java-1.8.0-openjdk-1.8.0.191.b12-1.el7_6.x86_64</text:p>
      <text:p text:style-name="P26">Using CLASSPATH: <text:s text:c="6"/>/opt/apache-tomcat-8.5.35/bin/bootstrap.jar:/opt/apache-tomcat-8.5.35/bin/tomcat-juli.jar</text:p>
      <text:p text:style-name="P26"/>
      <text:p text:style-name="P26">[root@ip-172-31-28-172 conf]# ps -ef | grep tomcat</text:p>
      <text:p text:style-name="P26">root <text:s text:c="4"/>15982 15835 <text:s/>0 08:27 pts/0 <text:s text:c="3"/>00:00:00 grep --color=auto tomcat</text:p>
      <text:p text:style-name="P26"/>
      <text:p text:style-name="P26"/>
      <text:p text:style-name="P25">[root@ip-172-31-28-172 conf]# tomcatup</text:p>
      <text:p text:style-name="P25">Using CATALINA_BASE: <text:s text:c="2"/>/opt/apache-tomcat-8.5.35</text:p>
      <text:p text:style-name="P25">Using CATALINA_HOME: <text:s text:c="2"/>/opt/apache-tomcat-8.5.35</text:p>
      <text:p text:style-name="P25">Using CATALINA_TMPDIR: /opt/apache-tomcat-8.5.35/temp</text:p>
      <text:p text:style-name="P25">Using JRE_HOME: <text:s text:c="7"/>/usr/lib/jvm/java-1.8.0-openjdk-1.8.0.191.b12-1.el7_6.x86_64</text:p>
      <text:p text:style-name="P25">Using CLASSPATH: <text:s text:c="6"/>/opt/apache-tomcat-8.5.35/bin/bootstrap.jar:/opt/apache-tomcat-8.5.35/bin/tomcat-juli.jar</text:p>
      <text:p text:style-name="P25">Tomcat started.</text:p>
      <text:p text:style-name="P25"/>
      <text:p text:style-name="P25">[root@ip-172-31-28-172 conf]# ps -ef | grep tomcat</text:p>
      <text:p text:style-name="P25">root <text:s text:c="4"/>16023 <text:s text:c="4"/>1 30 09:00 pts/0 <text:s text:c="3"/>00:00:02 /usr/lib/jvm/java-1.8.0-openjdk-1.8.0.191.b12-1.el7_6.x86_64/bin/java -Djava.util.logging.config.file=/opt/apache-tomcat-8.5.35/conf/logging.properties -Djava.util.logging.manager=org.apache.juli.ClassLoaderLogManager -Djdk.tls.ephemeralDHKeySize=2048 <text:soft-page-break/>-Djava.protocol.handler.pkgs=org.apache.catalina.webresources -Dorg.apache.catalina.security.SecurityListener.UMASK=0027 -Dignore.endorsed.dirs= -classpath /opt/apache-tomcat-8.5.35/bin/bootstrap.jar:/opt/apache-tomcat-8.5.35/bin/tomcat-juli.jar -Dcatalina.base=/opt/apache-tomcat-8.5.35 -Dcatalina.home=/opt/apache-tomcat-8.5.35 -Djava.io.tmpdir=/opt/apache-tomcat-8.5.35/temp org.apache.catalina.startup.Bootstrap start</text:p>
      <text:p text:style-name="P25">root <text:s text:c="4"/>16081 15835 <text:s/>0 09:01 pts/0 <text:s text:c="3"/>00:00:00 grep --color=auto tomcat</text:p>
      <text:p text:style-name="P25"/>
      <text:p text:style-name="P46">Security Groups Port allow 8090.</text:p>
      <text:p text:style-name="P27"/>
      <text:p text:style-name="P2"><text:a xlink:type="simple" xlink:href="http://18.202.23.141:8090/" text:style-name="Internet_20_link" text:visited-style-name="Visited_20_Internet_20_Link"><text:span text:style-name="T32"/></text:a></text:p>
      <text:p text:style-name="P2"><text:a xlink:type="simple" xlink:href="http://18.202.23.141:8090/" text:style-name="Internet_20_link" text:visited-style-name="Visited_20_Internet_20_Link"><text:span text:style-name="T32">http://18.202.23.141:8090/</text:span></text:a></text:p>
      <text:p text:style-name="P27"/>
      <text:p text:style-name="P28"><text:span text:style-name="T30">I</text:span>n tomcat page click manager app</text:p>
      <text:p text:style-name="P28"/>
      <text:p text:style-name="P29"><text:span text:style-name="T25">here will get <text:s/></text:span>403 Access Denied.</text:p>
      <text:p text:style-name="P29"/>
      <text:p text:style-name="P30">Find context.xml.</text:p>
      <text:p text:style-name="P29"/>
      <text:p text:style-name="P31">[root@ip-172-31-28-172 conf]# find / -name context.xml</text:p>
      <text:p text:style-name="P31">/opt/apache-tomcat-8.5.35/conf/context.xml</text:p>
      <text:p text:style-name="P31">/opt/apache-tomcat-8.5.35/webapps/host-manager/META-INF/context.xml</text:p>
      <text:p text:style-name="P31">/opt/apache-tomcat-8.5.35/webapps/manager/META-INF/context.xml</text:p>
      <text:p text:style-name="P31"/>
      <text:p text:style-name="P31"/>
      <text:p text:style-name="P32">vi <text:span text:style-name="T26">/opt/apache-tomcat-8.5.35/webapps/host-manager/META-INF/context.xml</text:span></text:p>
      <text:p text:style-name="P33"/>
      <text:p text:style-name="P33"><text:s text:c="2"/>&lt;Valve className="org.apache.catalina.valves.RemoteAddrValve"</text:p>
      <text:p text:style-name="P33"><text:s text:c="9"/>allow="127\.\d+\.\d+\.\d+|::1|0:0:0:0:0:0:0:1" /&gt;</text:p>
      <text:p text:style-name="P33"><text:s text:c="2"/></text:p>
      <text:p text:style-name="P33"/>
      <text:p text:style-name="P58">&lt;!-- <text:s/>&lt;Valve className="org.apache.catalina.valves.RemoteAddrValve"</text:p>
      <text:p text:style-name="P58"><text:s text:c="9"/>allow="127\.\d+\.\d+\.\d+|::1|0:0:0:0:0:0:0:1" /&gt; --&gt;</text:p>
      <text:p text:style-name="P58"/>
      <text:p text:style-name="P34">vi /opt/apache-tomcat-8.5.35/webapps/manager/META-INF/context.xml</text:p>
      <text:p text:style-name="P33"/>
      <text:p text:style-name="P35">&lt;Valve className="org.apache.catalina.valves.RemoteAddrValve"</text:p>
      <text:p text:style-name="P35"><text:s text:c="9"/>allow="127\.\d+\.\d+\.\d+|::1|0:0:0:0:0:0:0:1" /&gt;</text:p>
      <text:p text:style-name="P35"/>
      <text:p text:style-name="P59"><text:span text:style-name="T27">&lt;!-- </text:span>&lt;Valve className="org.apache.catalina.valves.RemoteAddrValve"</text:p>
      <text:p text:style-name="P59"><text:s text:c="9"/>allow="127\.\d+\.\d+\.\d+|::1|0:0:0:0:0:0:0:1" /&gt; --<text:span text:style-name="T27">&gt;</text:span></text:p>
      <text:p text:style-name="P36"/>
      <text:p text:style-name="P37">Ag<text:span text:style-name="T30">a</text:span>in tomcat restart required.</text:p>
      <text:p text:style-name="P37"/>
      <text:p text:style-name="P3"><text:soft-page-break/><text:a xlink:type="simple" xlink:href="http://18.202.23.141:8090/" text:style-name="Internet_20_link" text:visited-style-name="Visited_20_Internet_20_Link"><text:span text:style-name="T32">http://18.202.23.141:8090/</text:span></text:a></text:p>
      <text:p text:style-name="P37"/>
      <text:p text:style-name="P38"><text:span text:style-name="T30">C</text:span>lick manager app <text:s/>it will ask tomcat username and password.</text:p>
      <text:p text:style-name="P38"/>
      <text:p text:style-name="P41">Create <text:span text:style-name="T30">tomcat</text:span> us<text:span text:style-name="T28">ers go to <text:s/>tomcat-users.xml and past the below</text:span></text:p>
      <text:p text:style-name="P41"/>
      <text:p text:style-name="P43">&lt;role rolename="manager-gui"/&gt;</text:p>
      <text:p text:style-name="P43"><text:s text:c="2"/>&lt;role rolename="manager-script"/&gt;</text:p>
      <text:p text:style-name="P43"><text:s text:c="2"/>&lt;role rolename="manager-jmx"/&gt;</text:p>
      <text:p text:style-name="P43"><text:s text:c="2"/>&lt;role rolename="manager-status"/&gt;</text:p>
      <text:p text:style-name="P43"><text:s text:c="2"/>&lt;user username="admin" password="admin" roles="manager-gui, manager-script, manager-jmx, manager-status"/&gt;</text:p>
      <text:p text:style-name="P43"><text:s text:c="2"/>&lt;user username="tomcat" password="s3cret" roles="manager-gui"/&gt;</text:p>
      <text:p text:style-name="P41"/>
      <text:p text:style-name="P45"/>
      <text:p text:style-name="P45"><text:span text:style-name="T28">vi </text:span>/opt/apache-tomcat-8.5.35/conf/tomcat-users.xml</text:p>
      <text:p text:style-name="P42"/>
      <text:p text:style-name="P44"><text:s text:c="2"/>&lt;role rolename="manager-gui"/&gt;</text:p>
      <text:p text:style-name="P44"><text:s text:c="2"/>&lt;role rolename="manager-script"/&gt;</text:p>
      <text:p text:style-name="P44"><text:s text:c="2"/>&lt;role rolename="manager-jmx"/&gt;</text:p>
      <text:p text:style-name="P44"><text:s text:c="2"/>&lt;role rolename="manager-status"/&gt;</text:p>
      <text:p text:style-name="P44"><text:s text:c="2"/>&lt;user username="admin" password="admin" roles="manager-gui, manager-script, manager-jmx, manager-status"/&gt;</text:p>
      <text:p text:style-name="P44"><text:s text:c="2"/>&lt;user username="tomcat" password="s3cret" roles="manager-gui"/&gt;</text:p>
      <text:p text:style-name="P44"/>
      <text:p text:style-name="P39"><text:span text:style-name="T9">:</text:span><text:span text:style-name="T12">wq!</text:span></text:p>
      <text:p text:style-name="P50"/>
      <text:p text:style-name="P51">Next restart tomcat.</text:p>
      <text:p text:style-name="P51"/>
      <text:p text:style-name="P4"><text:a xlink:type="simple" xlink:href="http://18.202.23.141:8090/" text:style-name="Internet_20_link" text:visited-style-name="Visited_20_Internet_20_Link"><text:span text:style-name="T14">http://18.202.23.141:8090/</text:span></text:a></text:p>
      <text:p text:style-name="P52"/>
      <text:p text:style-name="P40"><text:span text:style-name="T13">C</text:span><text:span text:style-name="T10">lick manager app <text:s/>it will ask username and password.</text:span></text:p>
      <text:p text:style-name="P53"/>
      <text:p text:style-name="P54">username="tomcat" password="s3cret"</text:p>
      <text:p text:style-name="P54"/>
      <text:p text:style-name="P60"><text:span text:style-name="T10">i</text:span><text:span text:style-name="T11">t will open </text:span><text:span text:style-name="T9">Tomcat Web Application Manager</text:span><text:span text:style-name="T11"> page.</text:span></text:p>
      <text:p text:style-name="P60"><text:span text:style-name="T11"/></text:p>
      <text:p text:style-name="P60"><text:span text:style-name="T11"/></text:p>
      <text:p text:style-name="P61"><text:span text:style-name="T17">N</text:span><text:span text:style-name="T18">ext Deploy some sample war file to tomcat.</text:span></text:p>
      <text:p text:style-name="P61"><text:span text:style-name="T18"/></text:p>
      <text:p text:style-name="P62"><text:span text:style-name="T16">Search in Browser like:</text:span></text:p>
      <text:p text:style-name="P62"><text:span text:style-name="T16">download shoppping cart.war file</text:span></text:p>
      <text:p text:style-name="P62"><text:span text:style-name="T16"/></text:p>
      <text:p text:style-name="P66"><text:span text:style-name="T15">select </text:span><text:a xlink:type="simple" xlink:href="https://www.oracle.com/webfolder/technetwork/tutorials/obe/fmw/wls/10g/r3/cluster/session_state/session_state.htm" text:style-name="Internet_20_link" text:visited-style-name="Visited_20_Internet_20_Link"><text:span text:style-name="T22">Manage HTTP Session States - Oracle</text:span></text:a></text:p>
      <text:p text:style-name="P62"><text:span text:style-name="T16"/></text:p>
      <text:p text:style-name="P62"><text:soft-page-break/><text:span text:style-name="T16"/></text:p>
      <text:p text:style-name="P63"><text:span text:style-name="T16">here search like shopping cart</text:span></text:p>
      <text:p text:style-name="P63"><text:span text:style-name="T16"/></text:p>
      <text:p text:style-name="P63"><text:span text:style-name="T16">download shoppingcart.zip folder.</text:span></text:p>
      <text:p text:style-name="P63"><text:span text:style-name="T16"/></text:p>
      <text:p text:style-name="P64"><text:span text:style-name="T16">Unzip shoppingcart.zip</text:span></text:p>
      <text:p text:style-name="P64"><text:span text:style-name="T16"/></text:p>
      <text:p text:style-name="P64"><text:span text:style-name="T16">unzip file paste it in tomcat webapps folder</text:span></text:p>
      <text:p text:style-name="P64"><text:span text:style-name="T16"/></text:p>
      <text:p text:style-name="P65"><text:span text:style-name="T16">goto browser search like:</text:span><text:a xlink:type="simple" xlink:href="http://18.202.23.141:8090/shoppingcart" text:style-name="Internet_20_link" text:visited-style-name="Visited_20_Internet_20_Link"><text:span text:style-name="T19">http://18.202.23.141:8090/</text:span></text:a><text:a xlink:type="simple" xlink:href="http://18.202.23.141:8090/shoppingcart" text:style-name="Internet_20_link" text:visited-style-name="Visited_20_Internet_20_Link"><text:span text:style-name="T20">shoppingcart</text:span></text:a></text:p>
      <text:p text:style-name="P65"><text:span text:style-name="T20"/></text:p>
      <text:p text:style-name="P65"><text:span text:style-name="T20"/></text:p>
      <text:p text:style-name="P65"><text:span text:style-name="T20">--------------</text:span><text:span text:style-name="T21">&gt; end &lt;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32:20.455957437</meta:creation-date>
    <dc:date>2019-02-22T15:46:24.786573246</dc:date>
    <meta:editing-duration>PT2H56M13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7" meta:paragraph-count="154" meta:word-count="552" meta:character-count="7343" meta:non-whitespace-character-count="6710"/>
  </office:meta>
</office:document-meta>
</file>